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.NET 21.1.0 -->
  <office:font-face-decls>
    <style:font-face style:name="Times New Roman" svg:font-family="Times New Roman" style:font-pitch="variable" style:font-family-generic="roman"/>
    <style:font-face style:name="Courier" svg:font-family="Courier" style:font-family-generic="swiss"/>
  </office:font-face-decls>
  <office:automatic-styles>
    <style:style style:name="S1" style:family="section">
      <style:section-properties text:dont-balance-text-columns="false">
        <style:columns fo:column-count="0" fo:column-gap="1.27cm"/>
      </style:section-properties>
    </style:style>
    <style:style style:name="P1" style:family="paragraph" style:parent-style-name="Normal" style:master-page-name="Standard">
      <style:paragraph-properties fo:margin-left="0cm" fo:margin-right="0cm"/>
    </style:style>
    <style:style style:name="T1_1" style:family="text"/>
    <style:style style:name="T1_2" style:family="text">
      <style:text-properties style:font-name="Courier" fo:font-size="12pt" style:font-size-asian="12pt" fo:font-weight="bold" style:font-weight-asian="bold"/>
    </style:style>
    <style:style style:name="P2" style:family="paragraph" style:parent-style-name="Normal"/>
    <style:style style:name="T2_1" style:family="text">
      <style:text-properties style:font-name="Courier" fo:font-size="12pt" style:font-size-asian="12pt" fo:font-weight="bold" style:font-weight-asian="bold"/>
    </style:style>
    <style:style style:name="P3" style:family="paragraph" style:parent-style-name="Normal"/>
    <style:style style:name="T3_1" style:family="text">
      <style:text-properties style:font-name="Courier" fo:font-size="12pt" style:font-size-asian="12pt" fo:font-weight="bold" style:font-weight-asian="bold"/>
    </style:style>
    <style:style style:name="P4" style:family="paragraph" style:parent-style-name="Normal"/>
    <style:style style:name="T4_1" style:family="text">
      <style:text-properties style:font-name="Courier" fo:font-size="12pt" style:font-size-asian="12pt" fo:font-weight="bold" style:font-weight-asian="bold"/>
    </style:style>
    <style:style style:name="T4_2" style:family="text">
      <style:text-properties style:font-name="Courier" fo:font-size="12pt" style:font-size-asian="12pt" fo:font-weight="bold" style:font-weight-asian="bold" style:text-underline-style="solid" style:text-underline-color="font-color"/>
    </style:style>
    <style:style style:name="T4_3" style:family="text">
      <style:text-properties style:font-name="Courier" fo:font-size="12pt" style:font-size-asian="12pt" fo:font-weight="bold" style:font-weight-asian="bold"/>
    </style:style>
    <style:style style:name="T4_4" style:family="text">
      <style:text-properties style:font-name="Courier" fo:font-size="12pt" style:font-size-asian="12pt" fo:font-weight="bold" style:font-weight-asian="bold" style:text-underline-style="solid" style:text-underline-color="font-color"/>
    </style:style>
    <style:style style:name="T4_5" style:family="text">
      <style:text-properties style:font-name="Courier" fo:font-size="12pt" style:font-size-asian="12pt" fo:font-weight="bold" style:font-weight-asian="bold"/>
    </style:style>
    <style:style style:name="P5" style:family="paragraph" style:parent-style-name="Normal"/>
    <style:style style:name="T5_1" style:family="text">
      <style:text-properties style:font-name="Courier" fo:font-size="12pt" style:font-size-asian="12pt" fo:font-weight="bold" style:font-weight-asian="bold"/>
    </style:style>
    <style:style style:name="P6" style:family="paragraph" style:parent-style-name="Normal"/>
    <style:style style:name="T6_1" style:family="text">
      <style:text-properties style:font-name="Courier" fo:font-size="12pt" style:font-size-asian="12pt" fo:font-weight="bold" style:font-weight-asian="bold"/>
    </style:style>
    <style:style style:name="P7" style:family="paragraph" style:parent-style-name="Normal"/>
    <style:style style:name="T7_1" style:family="text">
      <style:text-properties style:font-name="Courier" fo:font-size="12pt" style:font-size-asian="12pt" fo:font-weight="bold" style:font-weight-asian="bold"/>
    </style:style>
    <style:style style:name="P8" style:family="paragraph" style:parent-style-name="Normal"/>
    <style:style style:name="T8_1" style:family="text">
      <style:text-properties style:font-name="Courier" fo:font-size="12pt" style:font-size-asian="12pt" fo:font-weight="bold" style:font-weight-asian="bold"/>
    </style:style>
    <style:style style:name="P9" style:family="paragraph" style:parent-style-name="Normal"/>
    <style:style style:name="T9_1" style:family="text">
      <style:text-properties style:font-name="Courier" fo:font-size="12pt" style:font-size-asian="12pt" fo:font-weight="bold" style:font-weight-asian="bold"/>
    </style:style>
    <style:style style:name="P10" style:family="paragraph" style:parent-style-name="Normal"/>
    <style:style style:name="T10_1" style:family="text">
      <style:text-properties style:font-name="Courier" fo:font-size="12pt" style:font-size-asian="12pt" fo:font-weight="bold" style:font-weight-asian="bold"/>
    </style:style>
    <style:style style:name="P11" style:family="paragraph" style:parent-style-name="Normal"/>
    <style:style style:name="T11_1" style:family="text">
      <style:text-properties style:font-name="Courier" fo:font-size="12pt" style:font-size-asian="12pt" fo:font-weight="bold" style:font-weight-asian="bold"/>
    </style:style>
    <style:style style:name="P12" style:family="paragraph" style:parent-style-name="Normal"/>
    <style:style style:name="T12_1" style:family="text">
      <style:text-properties style:font-name="Courier" fo:font-size="12pt" style:font-size-asian="12pt" fo:font-weight="bold" style:font-weight-asian="bold"/>
    </style:style>
    <style:style style:name="T12_2" style:family="text">
      <style:text-properties style:font-name="Courier" fo:font-size="12pt" style:font-size-asian="12pt" fo:font-weight="bold" style:font-weight-asian="bold" style:text-underline-style="solid" style:text-underline-color="font-color"/>
    </style:style>
    <style:style style:name="T12_3" style:family="text">
      <style:text-properties style:font-name="Courier" fo:font-size="12pt" style:font-size-asian="12pt" fo:font-weight="bold" style:font-weight-asian="bold"/>
    </style:style>
    <style:style style:name="P13" style:family="paragraph" style:parent-style-name="Normal"/>
    <style:style style:name="T13_1" style:family="text">
      <style:text-properties style:font-name="Courier" fo:font-size="12pt" style:font-size-asian="12pt" fo:font-weight="bold" style:font-weight-asian="bold"/>
    </style:style>
    <style:style style:name="T13_2" style:family="text">
      <style:text-properties style:font-name="Courier" fo:font-size="12pt" style:font-size-asian="12pt" fo:font-weight="bold" style:font-weight-asian="bold" style:text-underline-style="solid" style:text-underline-color="font-color"/>
    </style:style>
    <style:style style:name="T13_3" style:family="text">
      <style:text-properties style:font-name="Courier" fo:font-size="12pt" style:font-size-asian="12pt" fo:font-weight="bold" style:font-weight-asian="bold"/>
    </style:style>
    <style:style style:name="T13_4" style:family="text">
      <style:text-properties style:font-name="Courier" fo:font-size="12pt" style:font-size-asian="12pt" fo:font-weight="bold" style:font-weight-asian="bold" style:text-underline-style="solid" style:text-underline-color="font-color"/>
    </style:style>
    <style:style style:name="T13_5" style:family="text">
      <style:text-properties style:font-name="Courier" fo:font-size="12pt" style:font-size-asian="12pt" fo:font-weight="bold" style:font-weight-asian="bold"/>
    </style:style>
    <style:style style:name="P14" style:family="paragraph" style:parent-style-name="Normal"/>
    <style:style style:name="T14_1" style:family="text">
      <style:text-properties style:font-name="Courier" fo:font-size="12pt" style:font-size-asian="12pt" fo:font-weight="bold" style:font-weight-asian="bold"/>
    </style:style>
    <style:style style:name="T14_2" style:family="text">
      <style:text-properties style:font-name="Courier" fo:font-size="12pt" style:font-size-asian="12pt" fo:font-weight="bold" style:font-weight-asian="bold" style:text-underline-style="solid" style:text-underline-color="font-color"/>
    </style:style>
    <style:style style:name="T14_3" style:family="text">
      <style:text-properties style:font-name="Courier" fo:font-size="12pt" style:font-size-asian="12pt" fo:font-weight="bold" style:font-weight-asian="bold"/>
    </style:style>
    <style:style style:name="P15" style:family="paragraph" style:parent-style-name="Normal"/>
    <style:style style:name="T15_1" style:family="text">
      <style:text-properties style:font-name="Courier" fo:font-size="12pt" style:font-size-asian="12pt" fo:font-weight="bold" style:font-weight-asian="bold"/>
    </style:style>
    <style:style style:name="T15_2" style:family="text">
      <style:text-properties style:font-name="Courier" fo:font-size="12pt" style:font-size-asian="12pt" fo:font-weight="bold" style:font-weight-asian="bold" style:text-underline-style="solid" style:text-underline-color="font-color"/>
    </style:style>
    <style:style style:name="T15_3" style:family="text">
      <style:text-properties style:font-name="Courier" fo:font-size="12pt" style:font-size-asian="12pt" fo:font-weight="bold" style:font-weight-asian="bold"/>
    </style:style>
    <style:style style:name="P16" style:family="paragraph" style:parent-style-name="Normal"/>
    <style:style style:name="T16_1" style:family="text">
      <style:text-properties style:font-name="Courier" fo:font-size="12pt" style:font-size-asian="12pt" fo:font-weight="bold" style:font-weight-asian="bold"/>
    </style:style>
    <style:style style:name="T16_2" style:family="text">
      <style:text-properties style:font-name="Courier" fo:font-size="12pt" style:font-size-asian="12pt" fo:font-weight="bold" style:font-weight-asian="bold" style:text-underline-style="solid" style:text-underline-color="font-color"/>
    </style:style>
    <style:style style:name="T16_3" style:family="text">
      <style:text-properties style:font-name="Courier" fo:font-size="12pt" style:font-size-asian="12pt" fo:font-weight="bold" style:font-weight-asian="bold"/>
    </style:style>
    <style:style style:name="P17" style:family="paragraph" style:parent-style-name="Normal"/>
    <style:style style:name="T17_1" style:family="text">
      <style:text-properties style:font-name="Courier" fo:font-size="12pt" style:font-size-asian="12pt" fo:font-weight="bold" style:font-weight-asian="bold"/>
    </style:style>
    <style:style style:name="T17_2" style:family="text">
      <style:text-properties style:font-name="Courier" fo:font-size="12pt" style:font-size-asian="12pt" fo:font-weight="bold" style:font-weight-asian="bold" style:text-underline-style="solid" style:text-underline-color="font-color"/>
    </style:style>
    <style:style style:name="T17_3" style:family="text">
      <style:text-properties style:font-name="Courier" fo:font-size="12pt" style:font-size-asian="12pt" fo:font-weight="bold" style:font-weight-asian="bold"/>
    </style:style>
    <style:style style:name="P18" style:family="paragraph" style:parent-style-name="Normal"/>
    <style:style style:name="T18_1" style:family="text">
      <style:text-properties style:font-name="Courier" fo:font-size="12pt" style:font-size-asian="12pt" fo:font-weight="bold" style:font-weight-asian="bold"/>
    </style:style>
    <style:style style:name="P19" style:family="paragraph" style:parent-style-name="Normal"/>
    <style:style style:name="T19_1" style:family="text">
      <style:text-properties style:font-name="Courier" fo:font-size="12pt" style:font-size-asian="12pt" fo:font-weight="bold" style:font-weight-asian="bold"/>
    </style:style>
    <style:style style:name="T19_2" style:family="text">
      <style:text-properties style:font-name="Courier" fo:font-size="12pt" style:font-size-asian="12pt" fo:font-weight="bold" style:font-weight-asian="bold" style:text-underline-style="solid" style:text-underline-color="font-color"/>
    </style:style>
    <style:style style:name="T19_3" style:family="text">
      <style:text-properties style:font-name="Courier" fo:font-size="12pt" style:font-size-asian="12pt" fo:font-weight="bold" style:font-weight-asian="bold"/>
    </style:style>
    <style:style style:name="T19_4" style:family="text">
      <style:text-properties style:font-name="Courier" fo:font-size="12pt" style:font-size-asian="12pt" fo:font-weight="bold" style:font-weight-asian="bold" style:text-underline-style="solid" style:text-underline-color="font-color"/>
    </style:style>
    <style:style style:name="T19_5" style:family="text">
      <style:text-properties style:font-name="Courier" fo:font-size="12pt" style:font-size-asian="12pt" fo:font-weight="bold" style:font-weight-asian="bold"/>
    </style:style>
    <style:style style:name="T19_6" style:family="text">
      <style:text-properties style:font-name="Courier" fo:font-size="12pt" style:font-size-asian="12pt" fo:font-weight="bold" style:font-weight-asian="bold" style:text-underline-style="solid" style:text-underline-color="font-color"/>
    </style:style>
    <style:style style:name="T19_7" style:family="text">
      <style:text-properties style:font-name="Courier" fo:font-size="12pt" style:font-size-asian="12pt" fo:font-weight="bold" style:font-weight-asian="bold"/>
    </style:style>
    <style:style style:name="T19_8" style:family="text">
      <style:text-properties style:font-name="Courier" fo:font-size="12pt" style:font-size-asian="12pt" fo:font-weight="bold" style:font-weight-asian="bold" style:text-underline-style="solid" style:text-underline-color="font-color"/>
    </style:style>
    <style:style style:name="T19_9" style:family="text">
      <style:text-properties style:font-name="Courier" fo:font-size="12pt" style:font-size-asian="12pt" fo:font-weight="bold" style:font-weight-asian="bold"/>
    </style:style>
    <style:style style:name="P20" style:family="paragraph" style:parent-style-name="Normal"/>
    <style:style style:name="T20_1" style:family="text">
      <style:text-properties style:font-name="Courier" fo:font-size="12pt" style:font-size-asian="12pt" fo:font-weight="bold" style:font-weight-asian="bold"/>
    </style:style>
    <style:style style:name="P21" style:family="paragraph" style:parent-style-name="Normal"/>
    <style:style style:name="T21_1" style:family="text">
      <style:text-properties style:font-name="Courier" fo:font-size="12pt" style:font-size-asian="12pt" fo:font-weight="bold" style:font-weight-asian="bold"/>
    </style:style>
    <style:style style:name="P22" style:family="paragraph" style:parent-style-name="Normal"/>
    <style:style style:name="T22_1" style:family="text">
      <style:text-properties style:font-name="Courier" fo:font-size="12pt" style:font-size-asian="12pt" fo:font-weight="bold" style:font-weight-asian="bold"/>
    </style:style>
    <style:style style:name="T22_2" style:family="text">
      <style:text-properties style:font-name="Courier" fo:font-size="12pt" style:font-size-asian="12pt" fo:font-weight="bold" style:font-weight-asian="bold" style:text-underline-style="solid" style:text-underline-color="font-color"/>
    </style:style>
    <style:style style:name="T22_3" style:family="text">
      <style:text-properties style:font-name="Courier" fo:font-size="12pt" style:font-size-asian="12pt" fo:font-weight="bold" style:font-weight-asian="bold"/>
    </style:style>
    <style:style style:name="S2" style:family="section">
      <style:section-properties text:dont-balance-text-columns="false">
        <style:columns fo:column-count="0" fo:column-gap="1.27cm"/>
      </style:section-properties>
    </style:style>
    <style:style style:name="P23" style:family="paragraph" style:parent-style-name="Normal"/>
    <style:style style:name="T23_1" style:family="text">
      <style:text-properties style:font-name="Courier" fo:font-size="12pt" style:font-size-asian="12pt" fo:font-weight="bold" style:font-weight-asian="bold"/>
    </style:style>
    <style:style style:name="T23_2" style:family="text">
      <style:text-properties style:font-name="Courier" fo:font-size="12pt" style:font-size-asian="12pt" fo:font-weight="bold" style:font-weight-asian="bold" style:text-underline-style="solid" style:text-underline-color="font-color"/>
    </style:style>
    <style:style style:name="T23_3" style:family="text">
      <style:text-properties style:font-name="Courier" fo:font-size="12pt" style:font-size-asian="12pt" fo:font-weight="bold" style:font-weight-asian="bold"/>
    </style:style>
    <style:style style:name="T23_4" style:family="text">
      <style:text-properties style:font-name="Courier" fo:font-size="12pt" style:font-size-asian="12pt"/>
    </style:style>
    <style:style style:name="T23_5" style:family="text">
      <style:text-properties style:font-name="Courier" fo:font-size="12pt" style:font-size-asian="12pt" fo:font-weight="bold" style:font-weight-asian="bold"/>
    </style:style>
    <style:style style:name="P24" style:family="paragraph" style:parent-style-name="Normal"/>
    <style:style style:name="T24_1" style:family="text">
      <style:text-properties style:font-name="Courier" fo:font-size="12pt" style:font-size-asian="12pt"/>
    </style:style>
    <style:style style:name="P25" style:family="paragraph" style:parent-style-name="Normal">
      <style:text-properties style:font-name="Courier" fo:font-size="12pt" style:font-size-asian="12pt"/>
    </style:style>
    <style:style style:name="S3" style:family="section">
      <style:section-properties text:dont-balance-text-columns="false">
        <style:columns fo:column-count="0" fo:column-gap="1.27cm"/>
      </style:section-properties>
    </style:style>
    <style:style style:name="P26" style:family="paragraph" style:parent-style-name="Normal">
      <style:paragraph-properties fo:margin-left="0cm" fo:margin-right="0cm">
        <style:tab-stops>
          <style:tab-stop style:type="center" style:leader-style="none" style:position="8.255cm"/>
        </style:tab-stops>
      </style:paragraph-properties>
    </style:style>
    <style:style style:name="T26_1" style:family="text">
      <style:text-properties style:font-name="Courier" fo:font-size="12pt" style:font-size-asian="12pt"/>
    </style:style>
    <style:style style:name="T26_2" style:family="text">
      <style:text-properties style:font-name="Courier" fo:font-size="12pt" style:font-size-asian="12pt" fo:font-weight="bold" style:font-weight-asian="bold"/>
    </style:style>
    <style:style style:name="P27" style:family="paragraph" style:parent-style-name="Normal"/>
    <style:style style:name="T27_1" style:family="text">
      <style:text-properties style:font-name="Courier" fo:font-size="12pt" style:font-size-asian="12pt" fo:font-weight="bold" style:font-weight-asian="bold"/>
    </style:style>
    <style:style style:name="P28" style:family="paragraph" style:parent-style-name="Normal"/>
    <style:style style:name="T28_1" style:family="text">
      <style:text-properties style:font-name="Courier" fo:font-size="12pt" style:font-size-asian="12pt" fo:font-weight="bold" style:font-weight-asian="bold"/>
    </style:style>
    <style:style style:name="P29" style:family="paragraph" style:parent-style-name="Normal">
      <style:text-properties style:font-name="Courier" fo:font-size="12pt" style:font-size-asian="12pt" fo:font-weight="bold" style:font-weight-asian="bold"/>
    </style:style>
    <style:style style:name="P30" style:family="paragraph" style:parent-style-name="Normal"/>
    <style:style style:name="T30_1" style:family="text">
      <style:text-properties style:font-name="Courier" fo:font-size="12pt" style:font-size-asian="12pt" fo:font-weight="bold" style:font-weight-asian="bold"/>
    </style:style>
    <style:style style:name="P31" style:family="paragraph" style:parent-style-name="Normal">
      <style:text-properties style:font-name="Courier" fo:font-size="12pt" style:font-size-asian="12pt" fo:font-weight="bold" style:font-weight-asian="bold"/>
    </style:style>
    <style:style style:name="P32" style:family="paragraph" style:parent-style-name="Normal"/>
    <style:style style:name="T32_1" style:family="text">
      <style:text-properties style:font-name="Courier" fo:font-size="12pt" style:font-size-asian="12pt" fo:font-weight="bold" style:font-weight-asian="bold"/>
    </style:style>
    <style:style style:name="P33" style:family="paragraph" style:parent-style-name="Normal">
      <style:text-properties style:font-name="Courier" fo:font-size="12pt" style:font-size-asian="12pt" fo:font-weight="bold" style:font-weight-asian="bold"/>
    </style:style>
    <style:style style:name="P34" style:family="paragraph" style:parent-style-name="Normal"/>
    <style:style style:name="T34_1" style:family="text">
      <style:text-properties style:font-name="Courier" fo:font-size="12pt" style:font-size-asian="12pt" fo:font-weight="bold" style:font-weight-asian="bold"/>
    </style:style>
    <style:style style:name="P35" style:family="paragraph" style:parent-style-name="Normal">
      <style:text-properties style:font-name="Courier" fo:font-size="12pt" style:font-size-asian="12pt" fo:font-weight="bold" style:font-weight-asian="bold"/>
    </style:style>
    <style:style style:name="P36" style:family="paragraph" style:parent-style-name="Normal"/>
    <style:style style:name="T36_1" style:family="text">
      <style:text-properties style:font-name="Courier" fo:font-size="12pt" style:font-size-asian="12pt" fo:font-weight="bold" style:font-weight-asian="bold"/>
    </style:style>
    <style:style style:name="P37" style:family="paragraph" style:parent-style-name="Normal">
      <style:text-properties style:font-name="Courier" fo:font-size="12pt" style:font-size-asian="12pt" fo:font-weight="bold" style:font-weight-asian="bold"/>
    </style:style>
    <style:style style:name="P38" style:family="paragraph" style:parent-style-name="Normal"/>
    <style:style style:name="T38_1" style:family="text">
      <style:text-properties style:font-name="Courier" fo:font-size="12pt" style:font-size-asian="12pt" fo:font-weight="bold" style:font-weight-asian="bold"/>
    </style:style>
    <style:style style:name="P39" style:family="paragraph" style:parent-style-name="Normal">
      <style:text-properties style:font-name="Courier" fo:font-size="12pt" style:font-size-asian="12pt" fo:font-weight="bold" style:font-weight-asian="bold"/>
    </style:style>
    <style:style style:name="P40" style:family="paragraph" style:parent-style-name="Normal"/>
    <style:style style:name="T40_1" style:family="text">
      <style:text-properties style:font-name="Courier" fo:font-size="12pt" style:font-size-asian="12pt" fo:font-weight="bold" style:font-weight-asian="bold"/>
    </style:style>
    <style:style style:name="P41" style:family="paragraph" style:parent-style-name="Normal">
      <style:text-properties style:font-name="Courier" fo:font-size="12pt" style:font-size-asian="12pt" fo:font-weight="bold" style:font-weight-asian="bold"/>
    </style:style>
    <style:style style:name="P42" style:family="paragraph" style:parent-style-name="Normal"/>
    <style:style style:name="T42_1" style:family="text">
      <style:text-properties style:font-name="Courier" fo:font-size="12pt" style:font-size-asian="12pt" fo:font-weight="bold" style:font-weight-asian="bold"/>
    </style:style>
    <style:style style:name="P43" style:family="paragraph" style:parent-style-name="Normal"/>
    <style:style style:name="T43_1" style:family="text">
      <style:text-properties style:font-name="Courier" fo:font-size="12pt" style:font-size-asian="12pt" fo:font-weight="bold" style:font-weight-asian="bold"/>
    </style:style>
    <style:style style:name="P44" style:family="paragraph" style:parent-style-name="Normal">
      <style:text-properties style:font-name="Courier" fo:font-size="12pt" style:font-size-asian="12pt" fo:font-weight="bold" style:font-weight-asian="bold"/>
    </style:style>
    <style:style style:name="P45" style:family="paragraph" style:parent-style-name="Normal"/>
    <style:style style:name="T45_1" style:family="text">
      <style:text-properties style:font-name="Courier" fo:font-size="12pt" style:font-size-asian="12pt"/>
    </style:style>
  </office:automatic-styles>
  <office:body>
    <office:text>
      <text:section text:style-name="S1" text:name="S1">
        <text:p text:style-name="P1"><text:span text:style-name="T1_1"><text:sequence text:name="CHAPTER" text:formula="ooow:CHAPTER+1"/></text:span><text:span text:style-name="T1_2">THE<text:s/>MAN<text:s/>WHO<text:s/>DIDN'T<text:s/>CARE<text:s text:c="9"/>19PentC<text:s/>(10/15/95)<text:s text:c="11"/>Luke<text:s/>16:19-31</text:span></text:p>
        <text:p text:style-name="P2"><text:span text:style-name="T2_1"><text:s text:c="11"/>Dear<text:s/>friends<text:s/>in<text:s/>Christ,<text:s/>grace<text:s/>and<text:s/>peace....</text:span></text:p>
        <text:p text:style-name="P3"><text:span text:style-name="T3_1"><text:s text:c="5"/>A<text:s/>woman<text:s/>once<text:s/>came<text:s/>up<text:s/>to<text:s/>me<text:s/>after<text:s/>a<text:s/>service<text:s/>and<text:s/>said,<text:s/>"I<text:s/>enjoy<text:s/>your<text:s/>sermons....you<text:s/>get<text:s/>so<text:s/>much<text:s/>out<text:s/>of<text:s/>the<text:s/>text<text:s/>that<text:s/>isn't<text:s/>there."<text:s text:c="2"/>She<text:s/>meant<text:s/>it<text:s/>as<text:s/>a<text:s/>compliment,<text:s/>I<text:s/>hope,<text:s/>that<text:s/>I<text:s/>explained<text:s/>things<text:s/>that<text:s/>weren't<text:s/>clear<text:s/>to<text:s/>her.</text:span></text:p>
        <text:p text:style-name="P4"><text:span text:style-name="T4_1"><text:s text:c="4"/>Today<text:s/>I<text:s/>want<text:s/>to<text:s/>get<text:s/>out<text:s/>of<text:s/>this<text:s/>text<text:s/>some<text:s/>things<text:s/>that<text:s/>are<text:s/></text:span><text:span text:style-name="T4_2">not</text:span><text:span text:style-name="T4_3"><text:s/>there<text:s/>so<text:s/>we<text:s/>can<text:s/>see<text:s/>more<text:s/>clearly<text:s/>the<text:s/>things<text:s/>that<text:s/></text:span><text:span text:style-name="T4_4">are</text:span><text:span text:style-name="T4_5"><text:s/>there:<text:s/></text:span></text:p>
        <text:p text:style-name="P5"><text:span text:style-name="T5_1"><text:s text:c="3"/>1.<text:s/>This<text:s/>text<text:s/>does<text:s/>not<text:s/>condemn<text:s/>wealth.<text:s text:c="2"/>Some<text:s/>great<text:s/>servants<text:s/>of<text:s/>God,<text:s/>like<text:s/>Abraham,<text:s/>were<text:s/>wealthy.<text:s text:c="2"/>Jesus<text:s/>describes<text:s/>a<text:s/>rich<text:s/>man<text:s/>who<text:s/>wears<text:s/>fine<text:s/>linen<text:s/>and<text:s/>purple,<text:s/>both<text:s/>costly<text:s/>fabrics.<text:s text:c="2"/>He<text:s/>feasted<text:s/>every<text:s/>day,<text:s/>and<text:s/>could<text:s text:c="2"/>even<text:s/>afford<text:s/>to<text:s/>use<text:s/>bread<text:s/>for<text:s/>napkins<text:s/>and<text:s/>throw<text:s/>it<text:s/>away<text:s/>after<text:s/>wiping<text:s/>his<text:s/>face<text:s/>and<text:s/>hands.<text:s/>He<text:s/>is<text:s/>a<text:s/>solid<text:s/>citizen,<text:s/>with<text:s/>social<text:s/>standing.<text:s text:c="2"/>Wealth<text:s/>was<text:s/>not<text:s/>his<text:s/>sin.</text:span></text:p>
        <text:p text:style-name="P6"><text:span text:style-name="T6_1"><text:s text:c="3"/>2.<text:s/>There<text:s/>is<text:s/>no<text:s/>praise<text:s/>for<text:s/>poverty<text:s/>in<text:s/>this<text:s/>text.<text:s text:c="2"/>The<text:s/>picture<text:s/>of<text:s/>the<text:s/>beggar<text:s/>Lazarus<text:s/>is<text:s/>not<text:s/>a<text:s/>pretty<text:s/>one,<text:s/>as<text:s/>he<text:s/>lays<text:s/>by<text:s/>the<text:s/>rich<text:s/>man's<text:s/>porch.<text:s text:c="2"/>The<text:s/>dogs<text:s/>who<text:s/>licked<text:s/>his<text:s/>sores<text:s/>are<text:s/>not<text:s/>friendly<text:s/>lap<text:s/>dogs,<text:s/>they<text:s/>are<text:s/>wild<text:s/>dogs<text:s/>looking<text:s/>for<text:s/>food...like<text:s/>buzzards<text:s/>they<text:s/>circle<text:s/>around<text:s/>him,<text:s/>and<text:s/>he<text:s/>doesn't<text:s/>have<text:s/>the<text:s/>strength<text:s/>to<text:s/>drive<text:s/>them<text:s/>away.<text:s text:c="2"/>This<text:s/>is<text:s/>no<text:s/>pretty<text:s/>picture<text:s/>of<text:s/>poverty.<text:s text:c="2"/>It<text:s/>reminds<text:s/>me<text:s/>of<text:s/>the<text:s/>movie,<text:s/>"Fiddler<text:s/>on<text:s/>the<text:s/>Roof".<text:s text:c="2"/>Tevye<text:s/>is<text:s/>one<text:s/>of<text:s/>the<text:s/>poorest<text:s/>men<text:s/>in<text:s/>town,<text:s/>and<text:s/>as<text:s/>the<text:s/>movie<text:s/>opens,<text:s/>he<text:s/>is<text:s/>pulling<text:s/>his<text:s/>own<text:s/>milk<text:s/>cart<text:s/>because<text:s/>his<text:s/>horse<text:s/>lost<text:s/>a<text:s/>shoe.<text:s text:c="2"/>Tevye<text:s/>looks<text:s/>to<text:s/>heaven<text:s/>and<text:s/>says:<text:s text:c="8"/>"You<text:s/>made<text:s/>many<text:s/>many<text:s/>poor<text:s/>people.<text:s text:c="2"/>I<text:s/>realize,<text:s/>of<text:s/>course,<text:s/>that<text:s/>it's</text:span></text:p>
        <text:p text:style-name="P7"><text:span text:style-name="T7_1"><text:s text:c="4"/>no<text:s/>shame<text:s/>to<text:s/>be<text:s/>poor,<text:s/>but<text:s/>it's<text:s/>no<text:s/>great<text:s/>honor<text:s/>either.<text:s text:c="2"/>So<text:s/>what<text:s/></text:span></text:p>
        <text:p text:style-name="P8"><text:span text:style-name="T8_1"><text:s text:c="4"/>would<text:s/>have<text:s/>been<text:s/>so<text:s/>terrible<text:s/>if<text:s/>I<text:s/>had<text:s/>a<text:s/>small<text:s/>fortune?"<text:s text:c="2"/></text:span></text:p>
        <text:p text:style-name="P9"><text:span text:style-name="T9_1">Tevye<text:s/>speaks<text:s/>the<text:s/>truth.<text:s text:c="2"/>There<text:s/>is<text:s/>no<text:s/>great<text:s/>honor<text:s/>in<text:s/>being<text:s/>poor.<text:s text:c="2"/>And<text:s/>like<text:s/>wealth,<text:s/>poverty<text:s/>can<text:s/>drive<text:s/>a<text:s/>wedge<text:s/>between<text:s/>us<text:s/>and<text:s/>God.</text:span></text:p>
        <text:p text:style-name="P10"><text:span text:style-name="T10_1"><text:s text:c="4"/>3.<text:s/>This<text:s/>is<text:s/>not<text:s/>a<text:s/>factual<text:s/>description<text:s/>of<text:s/>heaven<text:s/>and<text:s/>hell.<text:s text:c="2"/>Jesus<text:s/>believed<text:s/>in<text:s/>heaven<text:s/>and<text:s/>hell<text:s/>but<text:s/>made<text:s/>no<text:s/>attempt<text:s/>to<text:s/>describe<text:s/>them.<text:s text:c="2"/>The<text:s/>Hebrew<text:s/>expression<text:s/>"Abraham's<text:s/>bosom"<text:s/>was<text:s/>like<text:s/>saying<text:s/>'pearly<text:s/>gates'.<text:s text:c="2"/>Hades<text:s/>was<text:s/>the<text:s/>expression<text:s/>for<text:s/>separation<text:s/>from<text:s/>God.<text:s text:c="2"/>These<text:s/>are<text:s/>symbols,<text:s/>not<text:s/>proofs<text:s/>of<text:s/>a<text:s/>fire<text:s/>and<text:s/>brimstone<text:s/>hell.<text:s text:c="2"/>Proofs<text:s/>are<text:s/>in<text:s/>scripture,<text:s/>but<text:s/>not<text:s/>here.</text:span></text:p>
        <text:p text:style-name="P11"><text:span text:style-name="T11_1"><text:s text:c="4"/>There<text:s/>are<text:s/>some<text:s/>indications<text:s/>of<text:s/>the<text:s/>nature<text:s/>of<text:s/>eternal<text:s/>life:<text:s text:c="2"/>there<text:s/>is<text:s/>self-consciousness<text:s/>(of<text:s/>where<text:s/>each<text:s/>man<text:s/>now<text:s/>is);<text:s/>there<text:s/>is<text:s/>memory<text:s/>of<text:s/>life<text:s/>here<text:s/>on<text:s/>earth;<text:s/>there<text:s/>is<text:s/>recognition<text:s/>(even<text:s/>across<text:s/>the<text:s/>gulf<text:s/>Jesus<text:s/>describes,<text:s/>each<text:s/>man<text:s/>can<text:s/>see<text:s/>how<text:s/>the<text:s/>other<text:s/>ended<text:s/>up).</text:span></text:p>
        <text:p text:style-name="P12"><text:span text:style-name="T12_1"><text:s text:c="4"/>4.<text:s/>There<text:s/>is<text:s/>no<text:s/>evidence<text:s/>here<text:s/>of<text:s/>the<text:s/>rich<text:s/>man's<text:s/>loving<text:s/>concern<text:s/>for<text:s/>his<text:s/>five<text:s/>brothers.<text:s text:c="2"/>He<text:s/>is<text:s/>trying<text:s/>to<text:s/>blame<text:s/>God<text:s/>for<text:s/>not<text:s/>sending<text:s/>someone<text:s/>from<text:s/>the<text:s/>dead<text:s/>to<text:s/>warn<text:s/></text:span><text:span text:style-name="T12_2">him</text:span><text:span text:style-name="T12_3"><text:s/>earlier.<text:s text:c="2"/>Trying<text:s/>to<text:s/>blame<text:s/>God<text:s/>doesn't<text:s/>work...it<text:s/>is<text:s/>too<text:s/>late.<text:s text:c="2"/>It<text:s/>is<text:s/>not<text:s/>God's<text:s/>fault<text:s/>he<text:s/>is<text:s/>damned<text:s/>to<text:s/>eternal<text:s/>separation.</text:span></text:p>
        <text:p text:style-name="P13"><text:span text:style-name="T13_1"><text:s text:c="4"/>Nobody<text:s/>deliberately<text:s/></text:span><text:span text:style-name="T13_2">intends</text:span><text:span text:style-name="T13_3"><text:s/>to<text:s/>go<text:s/>to<text:s/>hell.<text:s text:c="2"/>Almost<text:s/>nobody<text:s/></text:span><text:span text:style-name="T13_4">believes</text:span><text:span text:style-name="T13_5"><text:s/>he<text:s/>is<text:s/>going<text:s/>to<text:s/>hell.<text:s text:c="2"/>Even<text:s/>those<text:s/>without<text:s/>faith<text:s/>fall<text:s/>back<text:s/>on<text:s/>the<text:s/>hope<text:s/>that<text:s/>there<text:s/>is<text:s/>no<text:s/>Hell.<text:s text:c="2"/>Maybe<text:s/>that's<text:s/>how<text:s/>the<text:s/>rich<text:s/>man<text:s/>felt.<text:s text:c="2"/>After<text:s/>this<text:s/>service,<text:s/>we<text:s/>could<text:s/>go<text:s/>downtown<text:s/>and<text:s/>ask<text:s/>people<text:s/>on<text:s/>the<text:s/>street<text:s/>or<text:s/>in<text:s/>the<text:s/>taverns<text:s/>if<text:s/>they<text:s/>believe<text:s/>that<text:s/>they<text:s/>are<text:s/>going<text:s/>to<text:s/>hell.<text:s text:c="2"/>I<text:s/>don't<text:s/>think<text:s/>we<text:s/>would<text:s/>find<text:s/>many<text:s/>who<text:s/>feel<text:s/>they<text:s/>are<text:s/>headed<text:s/>that<text:s/>way.<text:s text:c="2"/>Clearly,<text:s/>according<text:s/>to<text:s/>Jesus'<text:s/>story,<text:s/>some<text:s/>people<text:s/>are<text:s/>in<text:s/>for<text:s/>a<text:s/>rude<text:s/>awakening,<text:s/>like<text:s/>the<text:s/>man<text:s/>who<text:s/>happened<text:s/>to<text:s/>be<text:s/>rich.</text:span></text:p>
        <text:p text:style-name="P14"><text:span text:style-name="T14_1"><text:s text:c="5"/>Well,<text:s/>now<text:s/>that<text:s/>I've<text:s/>cleared<text:s/>away<text:s/>some<text:s/>of<text:s/>the<text:s/>underbrush,<text:s/>let's<text:s/>look<text:s/>at<text:s/>this<text:s/>story<text:s/>to<text:s/>see<text:s/>what<text:s/></text:span><text:span text:style-name="T14_2">is</text:span><text:span text:style-name="T14_3"><text:s/>there,<text:s/>what<text:s/>Jesus<text:s/>does<text:s/>intend<text:s/>to<text:s/>teach<text:s/>us:</text:span></text:p>
        <text:p text:style-name="P15"><text:span text:style-name="T15_1"><text:s text:c="4"/>1.<text:s/>Jesus<text:s/>teaches<text:s/>that<text:s/>there<text:s/></text:span><text:span text:style-name="T15_2">is</text:span><text:span text:style-name="T15_3"><text:s/>a<text:s/>life<text:s/>beyond<text:s/>this<text:s/>world;<text:s/>that<text:s/>God<text:s/>is<text:s/>in<text:s/>charge<text:s/>of<text:s/>both<text:s/>worlds,<text:s/>and<text:s/>that<text:s/>what<text:s/>we<text:s/>do<text:s/>in<text:s/>our<text:s/>life<text:s/>in<text:s/>one<text:s/>world<text:s/>affects<text:s/>our<text:s/>life<text:s/>in<text:s/>the<text:s/>other.<text:s text:c="2"/>What<text:s/>we<text:s/>do<text:s/>here<text:s/>is<text:s/>important,<text:s/>not<text:s/>because<text:s/>we<text:s/>are<text:s/>making<text:s/>'brownie<text:s/>points'<text:s/>with<text:s/>God,<text:s/>but<text:s/>because<text:s/>each<text:s/>of<text:s/>us<text:s/>is<text:s/>becoming<text:s/>a<text:s/>certain<text:s/>kind<text:s/>of<text:s/>individual<text:s/>who<text:s/>belongs<text:s/>in<text:s/>a<text:s/>certain<text:s/>kind<text:s/>of<text:s/>environment.<text:s text:c="2"/></text:span></text:p>
        <text:p text:style-name="P16"><text:span text:style-name="T16_1"><text:s text:c="4"/>For<text:s/>example,<text:s/>think<text:s/>of<text:s/>a<text:s/>person<text:s/>who<text:s/>finds<text:s/>worship<text:s/>important,<text:s/>who<text:s/>serves<text:s/>her<text:s/>neighbors<text:s/>unselfishly,<text:s/>gives<text:s/>of<text:s/>himself--bloodmobile,<text:s/>community<text:s/>service,<text:s/>tithes,<text:s/>and<text:s/>reads<text:s/>good<text:s/>books,<text:s/>including<text:s/>the<text:s/></text:span><text:span text:style-name="T16_2">Good<text:s/>book</text:span><text:span text:style-name="T16_3">,<text:s/>regularly,<text:s/>and<text:s/>enjoys<text:s/>the<text:s/>fellowship<text:s/>of<text:s/>those<text:s/>who<text:s/>love<text:s/>God.<text:s text:c="2"/>Now<text:s/>that<text:s/>person<text:s/>is<text:s/>moved<text:s/>by<text:s/>her<text:s/>employer<text:s/>to<text:s/>a<text:s/>distant<text:s/>community.<text:s text:c="2"/>In<text:s/>this<text:s/>new<text:s/>community<text:s/>we<text:s/>will<text:s/>probably<text:s/>find<text:s/>this<text:s/>person<text:s/>in<text:s/>the<text:s/>same<text:s/>environment,<text:s/>because<text:s/>that<text:s/>is<text:s/>where<text:s/>she<text:s/>is<text:s/>at<text:s/>home...that's<text:s/>where<text:s/>he<text:s/>belongs.<text:s text:c="2"/>It's<text:s/>like<text:s/>that<text:s/>in<text:s/>this<text:s/>world<text:s/>of<text:s/>the<text:s/>five<text:s/>senses.<text:s text:c="2"/>Each<text:s/>of<text:s/>us<text:s/>is<text:s/>becoming<text:s/>the<text:s/>kind<text:s/>of<text:s/>person<text:s/>who<text:s/>is<text:s/>at<text:s/>home<text:s/>being<text:s/>with<text:s/>God<text:s/>and<text:s/>the<text:s/>environment<text:s/>of<text:s/>God,<text:s/>or<text:s/>is<text:s/>at<text:s/>home<text:s/>separated<text:s/>from<text:s/>God<text:s/>and<text:s/>the<text:s/>things<text:s/>that<text:s/>are<text:s/>important<text:s/>to<text:s/>God.<text:s text:c="2"/>We<text:s/>choose<text:s/>that<text:s/>environment,<text:s/>and<text:s/>God<text:s/>gives<text:s/>us<text:s/>the<text:s/>freedom<text:s/>to<text:s/>make<text:s/>that<text:s/>choice.</text:span></text:p>
        <text:p text:style-name="P17"><text:span text:style-name="T17_1"><text:s text:c="5"/>2.<text:s text:c="2"/>Jesus<text:s/>says<text:s/>that<text:s/>between<text:s/>these<text:s/>two<text:s/>environments<text:s/>there<text:s/>is<text:s/>a<text:s/>great<text:s/>chasm,<text:s/>and<text:s/>it<text:s/>cannot<text:s/>be<text:s/>bridged.<text:s text:c="2"/>Who<text:s/>digs<text:s/>that<text:s/>great<text:s/>divide?<text:s text:c="2"/>We<text:s/>do.<text:s text:c="2"/>The<text:s/>rich<text:s/>man<text:s/>dug<text:s/>a<text:s/>great<text:s/>canyon<text:s/>between<text:s/>himself<text:s/>and<text:s/>God,<text:s/>not<text:s/>because<text:s/>he<text:s/>was<text:s/>rich,<text:s/>not<text:s/>because<text:s/>he<text:s/>wanted<text:s/>to,<text:s/>but<text:s/></text:span><text:span text:style-name="T17_2">because<text:s/>he<text:s/>didn't<text:s/>care</text:span><text:span text:style-name="T17_3">.<text:s text:c="2"/>He<text:s/>didn't<text:s/>care<text:s/>for<text:s/>those<text:s/>God<text:s/>depended<text:s/>upon<text:s/>him<text:s/>to<text:s/>care<text:s/>for.<text:s text:c="2"/>First,<text:s/>the<text:s/>chasm<text:s/>may<text:s/>have<text:s/>started<text:s/>with<text:s/>a<text:s/>selfish<text:s/>action,<text:s/>then<text:s/>it<text:s/>became<text:s/>a<text:s/>character<text:s/>trait<text:s/>so<text:s/>deep<text:s/>that<text:s/>not<text:s/>even<text:s/>heaven<text:s/>itself<text:s/>could<text:s/>bridge<text:s/>it.</text:span></text:p>
        <text:p text:style-name="P18"><text:span text:style-name="T18_1"><text:tab/>The<text:s/>clearest<text:s/>evidence<text:s/>of<text:s/>what<text:s/>we<text:s/>believe<text:s/>about<text:s/>God<text:s/>is<text:s/>the<text:s/>way<text:s/>we<text:s/>treat<text:s/>other<text:s/>people.<text:s text:c="2"/>Godly<text:s/>acts<text:s/>of<text:s/>goodness<text:s/>and<text:s/>generosity<text:s/>and<text:s/>compassion<text:s/>are<text:s/>not<text:s/>just<text:s/>acts<text:s/>in<text:s/>themselves---they<text:s/>are<text:s/>the<text:s/>outward<text:s/>evidence<text:s/>that<text:s/>we<text:s/>really<text:s/>have<text:s/>grown<text:s/>into<text:s/>the<text:s/>likeness<text:s/>of<text:s/>the<text:s/>God<text:s/>we<text:s/>love.<text:s text:c="2"/>If<text:s/>we<text:s/>separate<text:s/>ourselves<text:s/>from<text:s/>those<text:s/>God<text:s/>loves,<text:s/>we<text:s/>also<text:s/>separate<text:s/>ourselves<text:s/>from<text:s/>God.</text:span></text:p>
        <text:p text:style-name="P19"><text:span text:style-name="T19_1"><text:s text:c="6"/>This<text:s/>rich<text:s/>man<text:s/>walked<text:s/>past<text:s/>Lazarus<text:s/>every<text:s/>day,<text:s/>but<text:s/>he<text:s/>didn't<text:s/>really<text:s/></text:span><text:span text:style-name="T19_2">see</text:span><text:span text:style-name="T19_3"><text:s/>him,<text:s/>because<text:s/>he<text:s/>didn't<text:s/>really<text:s/></text:span><text:span text:style-name="T19_4">care</text:span><text:span text:style-name="T19_5">.<text:s text:c="2"/>It<text:s/>was<text:s/>not<text:s/>what<text:s/>the<text:s/>rich<text:s/>man<text:s/></text:span><text:span text:style-name="T19_6">did</text:span><text:span text:style-name="T19_7"><text:s/>that<text:s/>got<text:s/>him<text:s/>separated<text:s/>from<text:s/>God,<text:s/>it<text:s/>was<text:s/>what<text:s/>he<text:s/>did<text:s/></text:span><text:span text:style-name="T19_8">not</text:span><text:span text:style-name="T19_9"><text:s/>do.</text:span></text:p>
        <text:p text:style-name="P20"><text:span text:style-name="T20_1"><text:tab/>3.<text:s text:c="2"/>Finally,<text:s/>it<text:s/>comes<text:s/>down<text:s/>to<text:s/>this---we<text:s/>are<text:s/>the<text:s/>brothers<text:s/>of<text:s/>the<text:s/>rich<text:s/>man,<text:s/>because<text:s/>our<text:s/>eternal<text:s/>destiny<text:s/>is<text:s/>yet<text:s/>to<text:s/>be<text:s/>determined.<text:s text:c="2"/>What<text:s/>kind<text:s/>of<text:s/>persons<text:s/>are<text:s/>we<text:s/>becoming?<text:s text:c="2"/>Are<text:s/>we<text:s/>becoming<text:s/>people<text:s/>who<text:s/>care?--people<text:s/>who<text:s/>give<text:s/>a<text:s/>damn?<text:s text:c="2"/>Or<text:s/>are<text:s/>we<text:s/>damning<text:s/>ourselves<text:s/>by<text:s/>failing<text:s/>to<text:s/>hear<text:s/>God's<text:s/>call<text:s/>to<text:s/>love<text:s/>and<text:s/>serve<text:s/>with<text:s/>all<text:s/>we<text:s/>are<text:s/>and<text:s/>all<text:s/>we<text:s/>have?<text:s text:c="2"/>The<text:s/>rich<text:s/>man<text:s/>was<text:s/>not<text:s/>actively<text:s/>evil,<text:s/>or<text:s/>cruel---he<text:s/>was<text:s/>just<text:s/>heartless.<text:s text:c="2"/>He<text:s/>could<text:s/>not<text:s/>be<text:s/>moved<text:s/>by<text:s/>a<text:s/>neighbor's<text:s/>rags<text:s/>or<text:s/>ulcers<text:s/>or<text:s/>hunger---he<text:s/>could<text:s/>just<text:s/>walk<text:s/>by<text:s/>and<text:s/>say<text:s/>'tough<text:s/>luck'.<text:s text:c="2"/>He<text:s/>was<text:s/>one<text:s/>of<text:s/>those<text:s/>unfortunates<text:s/>who<text:s/>just<text:s/>don't<text:s/>care<text:s/>what<text:s/>happens<text:s/>to<text:s/>others,<text:s/>as<text:s/>long<text:s/>as<text:s/>it<text:s/>doesn't<text:s/>happen<text:s/>to<text:s/>him.<text:s text:c="2"/>There<text:s/>are<text:s/>two<text:s/>kinds<text:s/>of<text:s/>people,<text:s/>Jesus<text:s/>says:<text:s/>people<text:s/>of<text:s/>compassion,<text:s/>and<text:s/>people<text:s/>who<text:s/>will<text:s/>find<text:s/>themselves<text:s/>separated<text:s/>from<text:s/>God.<text:s text:c="2"/>That's<text:s/>what<text:s/>it<text:s/>comes<text:s/>down<text:s/>to.</text:span></text:p>
        <text:p text:style-name="P21"><text:span text:style-name="T21_1"><text:s text:c="5"/>We<text:s/>are<text:s/>preparing<text:s/>for<text:s/>a<text:s/>stewardship<text:s/>celebration<text:s/>next<text:s/>Sunday---we<text:s/>will<text:s/>celebrate<text:s/>that<text:s/>each<text:s/>family<text:s/>in<text:s/>our<text:s/>parish<text:s/>has<text:s/>had<text:s/>the<text:s/>chance<text:s/>to<text:s/>sit<text:s/>down<text:s/>and<text:s/>ask:<text:s/>"What<text:s/>shall<text:s/>I<text:s/>give<text:s/>to<text:s/>the<text:s/>Lord<text:s/>in<text:s/>return<text:s/>for<text:s/>all<text:s/>God's<text:s/>benefits<text:s/>toward<text:s/>me?"<text:s text:c="2"/>Thanks<text:s/>to<text:s/>our<text:s/>Stewardship<text:s/>Committee<text:s/>and<text:s/>neighborhood<text:s/>helpers,<text:s/>we<text:s/>have<text:s/>been<text:s/>given<text:s/>a<text:s/>chance<text:s/>to<text:s/>take<text:s/>stock<text:s/>of<text:s/>what<text:s/>kind<text:s/>of<text:s/>people<text:s/>we<text:s/>are<text:s/>becoming,<text:s/>and<text:s/>where<text:s/>we<text:s/>belong<text:s/>in<text:s/>God's<text:s/>kingdom<text:s/>(Homecoming).<text:s text:c="2"/>Some<text:s/>of<text:s/>us<text:s/>are<text:s/>richer<text:s/>than<text:s/>others<text:s/>in<text:s/>terms<text:s/>of<text:s/>this<text:s/>world's<text:s/>goods--that's<text:s/>neither<text:s/>good<text:s/>nor<text:s/>bad.<text:s text:c="2"/>But<text:s/>all<text:s/>of<text:s/>us<text:s/>are<text:s/>blessed.<text:s text:c="2"/>And<text:s/>all<text:s/>of<text:s/>us<text:s/>have<text:s/>the<text:s/>needy<text:s/>at<text:s/>our<text:s/>porch<text:s/>....because<text:s/>God<text:s/>has<text:s/>put<text:s/>them<text:s/>there<text:s/>for<text:s/>us<text:s/>to<text:s/>care<text:s/>about.<text:s text:c="2"/>We<text:s/>are<text:s/>all<text:s/>brothers<text:s/>of<text:s/>the<text:s/>rich<text:s/>man<text:s/>in<text:s/>Jesus'<text:s/>story.</text:span></text:p>
        <text:p text:style-name="P22"><text:span text:style-name="T22_1"><text:s text:c="5"/>This<text:s/>sounds<text:s/>like<text:s/>only<text:s/>fire<text:s/>and<text:s/>brimstone<text:s/>today....that<text:s/>unless<text:s/>we<text:s/>change<text:s/>our<text:s/>ways<text:s/>we<text:s/>will<text:s/>end<text:s/>up<text:s/>far<text:s/>from<text:s/>God.<text:s text:c="2"/>There<text:s/>is<text:s/>also<text:s/>a<text:s/>wonderful<text:s/>word<text:s/>of<text:s/>hope<text:s/>for<text:s/>us.<text:s text:c="2"/>Our<text:s/>hope<text:s/>is<text:s/>in<text:s/>the<text:s/>name<text:s/>Jesus<text:s/>gave<text:s/>to<text:s/>the<text:s/>poor<text:s/>beggar.<text:s text:c="2"/>He<text:s/>is<text:s/></text:span><text:span text:style-name="T22_2">Lazarus</text:span><text:span text:style-name="T22_3"><text:s/>(in<text:s/>Hebrew,<text:s/>'God<text:s/>is<text:s/>my<text:s/>help').<text:s text:c="2"/>He<text:s/>is<text:s/>the<text:s/>only<text:s/>person<text:s/>in<text:s/>all<text:s/>of<text:s/>Jesus'<text:s/>stories<text:s/>to<text:s/>be<text:s/>given<text:s/>a<text:s/>proper<text:s/>name.<text:s text:c="2"/>I<text:s/>find<text:s/>hope<text:s/>in</text:span></text:p>
      </text:section>
      <text:section text:style-name="S2" text:name="S2">
        <text:p text:style-name="P23"><text:span text:style-name="T23_1">the<text:s/>fact<text:s/>that<text:s/>although<text:s/>I<text:s/>am<text:s/>the<text:s/>rich<text:s/>man's<text:s/>brother<text:s/>who<text:s/>needs<text:s/>to<text:s/>be<text:s/>warned,<text:s/>in<text:s/>Christ<text:s/>I<text:s/>can<text:s/>also<text:s/>be<text:s/>Lazarus'<text:s/>brother,<text:s/>and<text:s/>say<text:s/>'Lord,<text:s/>I<text:s/>don't<text:s/>like<text:s/>the<text:s/>person<text:s/>I'm<text:s/>becoming,<text:s/></text:span><text:span text:style-name="T23_2">be<text:s/>my<text:s/>help</text:span><text:span text:style-name="T23_3">.<text:s text:c="2"/>You<text:s/>have<text:s/>promised<text:s/>to<text:s/>be<text:s/>the<text:s/>help<text:s/>of<text:s/>those<text:s/>who<text:s/>need<text:s/>you.<text:s text:c="2"/>Save<text:s/>me<text:s/>from<text:s/>my<text:s/>selfishness,<text:s/>my<text:s/>blindness<text:s/>toward<text:s/>you<text:s/>and<text:s/>those<text:s/>in<text:s/>need."<text:s text:c="2"/>This<text:s/>is<text:s/>our<text:s/>hope,<text:s/>that<text:s/>God<text:s/>will<text:s/>be<text:s/>gracious<text:s/>to<text:s/>us<text:s/>even<text:s/>as<text:s/>he<text:s/>calls<text:s/>us<text:s/>to<text:s/>be<text:s/>gracious<text:s/>toward<text:s/>others.<text:s/></text:span><text:span text:style-name="T23_4"><text:s/></text:span><text:span text:style-name="T23_5">What<text:s/>kind<text:s/>of<text:s/>persons<text:s/>are<text:s/>we<text:s/>becoming,<text:s/>and<text:s/>what<text:s/>is<text:s/>our<text:s/>destination?<text:s text:c="2"/>In<text:s/>our<text:s/>hearts<text:s/>Jesus<text:s/>gives<text:s/>us<text:s/>a<text:s/>clue<text:s/>to<text:s/>the<text:s/>answers<text:s/>for<text:s/>those<text:s/>questions,<text:s/>and<text:s/>a<text:s/>call<text:s/>to<text:s/>care.</text:span></text:p>
        <text:p text:style-name="P24"><text:span text:style-name="T24_1"><text:s text:c="5"/>+The<text:s/>peace<text:s/>of<text:s/>God....keep<text:s/>us<text:s/>close<text:s/>in<text:s/>the<text:s/>bosom<text:s/>of<text:s/>Abraham,<text:s/>and<text:s/>the<text:s/>arms<text:s/>of<text:s/>Jesus<text:s/>our<text:s/>Lord.<text:s/>Amen.</text:span></text:p>
        <text:p text:style-name="P25"/>
      </text:section>
      <text:section text:style-name="S3" text:name="S3">
        <text:p text:style-name="P26"><text:bookmark-start text:name="QuickMark 1"/><text:bookmark-end text:name="QuickMark 1"/><text:span text:style-name="T26_1"><text:tab/></text:span><text:span text:style-name="T26_2">Prayer<text:s/>of<text:s/>the<text:s/>Church</text:span></text:p>
        <text:p text:style-name="P27"><text:span text:style-name="T27_1"><text:s text:c="4"/></text:span></text:p>
        <text:p text:style-name="P28"><text:span text:style-name="T28_1">God<text:s/>alone<text:s/>is<text:s/>our<text:s/>help.<text:s text:c="2"/>We<text:s/>lift<text:s/>up<text:s/>our<text:s/>needs,<text:s/>and<text:s/>the<text:s/>needs<text:s/>of<text:s/>the<text:s/>whole<text:s/>human<text:s/>family<text:s/>in<text:s/>prayer.</text:span></text:p>
        <text:p text:style-name="P29"/>
        <text:p text:style-name="P30"><text:span text:style-name="T30_1">For<text:s/>those<text:s/>who<text:s/>lead<text:s/>the<text:s/>people<text:s/>of<text:s/>God,<text:s/>that<text:s/>they<text:s/>may<text:s/>seek<text:s/>after<text:s/>integrity<text:s/>and<text:s/>be<text:s/>true<text:s/>to<text:s/>their<text:s/>call<text:s/>to<text:s/>service,<text:s/>LORD,<text:s/>IN<text:s/>YOUR<text:s/>MERCY....</text:span></text:p>
        <text:p text:style-name="P31"/>
        <text:p text:style-name="P32"><text:span text:style-name="T32_1">For<text:s/>Christians<text:s/>everywhere,<text:s/>that<text:s/>we<text:s/>may<text:s/>be<text:s/>rich<text:s/>in<text:s/>good<text:s/>works<text:s/>and<text:s/>generously<text:s/>share<text:s/>what<text:s/>we<text:s/>have,<text:s/>LORD,<text:s/>IN<text:s/>YOUR<text:s/>MERCY.......</text:span></text:p>
        <text:p text:style-name="P33"/>
        <text:p text:style-name="P34"><text:span text:style-name="T34_1">That<text:s/>our<text:s/>eyes<text:s/>may<text:s/>be<text:s/>opened<text:s/>to<text:s/>see<text:s/>poverty<text:s/>and<text:s/>human<text:s/>need,<text:s/>and<text:s/>that<text:s/>seeing,<text:s/>we<text:s/>may<text:s/>respond<text:s/>with<text:s/>love,<text:s/>LORD,<text:s/>IN<text:s/>YOUR<text:s/>MERCY......</text:span></text:p>
        <text:p text:style-name="P35"/>
        <text:p text:style-name="P36"><text:span text:style-name="T36_1">For<text:s/>an<text:s/>end<text:s/>to<text:s/>the<text:s/>abyss<text:s/>between<text:s/>rich<text:s/>and<text:s/>poor,<text:s/>in<text:s/>our<text:s/>community,<text:s/>in<text:s/>this<text:s/>nation,<text:s/>and<text:s/>throughout<text:s/>the<text:s/>world,<text:s/>LORD<text:s/>IN<text:s/>YOUR<text:s/>MERCY........</text:span></text:p>
        <text:p text:style-name="P37"/>
        <text:p text:style-name="P38"><text:span text:style-name="T38_1">That<text:s/>our<text:s/>young<text:s/>people<text:s/>may<text:s/>learn<text:s/>to<text:s/>love<text:s/>charity,<text:s/>justice,<text:s/>and<text:s/>a<text:s/>gentle<text:s/>spirit,<text:s/>LORD,<text:s/>IN<text:s/>YOUR<text:s/>MERCY.......</text:span></text:p>
        <text:p text:style-name="P39"/>
        <text:p text:style-name="P40"><text:span text:style-name="T40_1">For<text:s/>the<text:s/>aged,<text:s/>the<text:s/>infirm,<text:s/>the<text:s/>lonely,<text:s/>the<text:s/>homeless,<text:s/>and<text:s/>for<text:s/>all<text:s/>who<text:s/>need<text:s/>help<text:s/>to<text:s/>live<text:s/>with<text:s/>dignity;<text:s/>especially<text:s/>we<text:s/>remember<text:s/>our<text:s/>hospitalized<text:s/>members,<text:s/>Dorothy<text:s/>Kahl,<text:s/>Charles<text:s/>Gilbertson,<text:s/>and<text:s/>Peter<text:s/>Herbst,<text:s text:c="2"/>LORD,<text:s/>IN<text:s/>YOUR<text:s/>MERCY......</text:span></text:p>
        <text:p text:style-name="P41"/>
        <text:p text:style-name="P42"><text:span text:style-name="T42_1">For<text:s/>the<text:s/>homes<text:s/>of<text:s/>our<text:s/>congregation,<text:s/>and<text:s/>the<text:s/>love<text:s/>of<text:s/>husband<text:s/>and<text:s/>wife<text:s/>we<text:s/>give<text:s/>you<text:s/>thanks.<text:s text:c="2"/>We<text:s/>pray<text:s/>for<text:s/>Jeffrey<text:s/>Eick<text:s/>and<text:s/>Jennifer<text:s/>Demling<text:s/>as<text:s/>they<text:s/>prepare<text:s/>to<text:s/>marry.<text:s text:c="2"/>We<text:s/>thank<text:s/>you<text:s/>for<text:s/>70<text:s/>years<text:s/>of<text:s/>blessings<text:s/>upon<text:s/>the<text:s/>marriage<text:s/>of<text:s/>Herbert<text:s/>and<text:s/>Esther<text:s/>Hartwig.<text:s text:c="2"/>Make<text:s/>us<text:s/>responsive<text:s/>to<text:s/>the<text:s/>needs<text:s/>of<text:s/>all,<text:s/>including<text:s/>those<text:s/>in<text:s/>our<text:s/>homes.</text:span></text:p>
        <text:p text:style-name="P43"><text:span text:style-name="T43_1">LORD,<text:s/>IN<text:s/>YOUR<text:s/>MERCY......</text:span></text:p>
        <text:p text:style-name="P44"/>
        <text:p text:style-name="P45"><text:span text:style-name="T45_1">Giver<text:s/>of<text:s/>all<text:s/>life,<text:s/>we<text:s/>ask<text:s/>you<text:s/>to<text:s/>sustain<text:s/>our<text:s/>life<text:s/>and<text:s/>the<text:s/>life<text:s/>of<text:s/>the<text:s/>world.<text:s text:c="2"/>Hear<text:s/>our<text:s/>cries<text:s/>for<text:s/>help.<text:s text:c="2"/>Make<text:s/>us<text:s/>as<text:s/>generous<text:s/>as<text:s/>you<text:s/>are<text:s/>in<text:s/>answereing<text:s/>those<text:s/>who<text:s/>turn<text:s/>to<text:s/>you.<text:s text:c="2"/>We<text:s/>ask<text:s/>this<text:s/>in<text:s/>the<text:s/>name<text:s/>of<text:s/>Jesus<text:s/>Christ<text:s/>our<text:s/>Lord.<text:s text:c="2"/>Amen.</text:span></text:p>
      </text:section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Times New Roman" svg:font-family="Times New Roman" style:font-pitch="variable" style:font-family-generic="roman"/>
    <style:font-face style:name="Courier" svg:font-family="Courier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 fo:language="en" fo:language-asian="en" fo:language-complex="ar" fo:country="US" fo:country-asian="US" fo:country-complex="SA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orphans="2" fo:widows="2"/>
      <style:text-properties fo:font-size="12pt" style:font-size-asian="12pt" style:font-size-complex="12pt" fo:language="en" fo:country="US"/>
    </style:style>
    <style:style style:name="Default_20_Paragraph_20_Font" style:display-name="Default Paragraph Font" style:family="text"/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7cm" fo:padding-bottom="0cm" fo:margin-bottom="1.27cm" fo:padding-left="0cm" fo:margin-left="1.27cm" fo:padding-right="0cm" fo:margin-right="1.27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.NET 21.1.0</meta:generator>
    <dc:title/>
    <meta:initial-creator/>
    <dc:creator/>
    <meta:editing-cycles>0</meta:editing-cycles>
    <meta:document-statistic meta:page-count="0" meta:paragraph-count="0" meta:row-count="0" meta:word-count="0" meta:character-count="0" meta:non-whitespace-character-count="0"/>
  </office:meta>
</office:document-meta>
</file>